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BF0000012BC86C074DAE51D849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799e" officeooo:paragraph-rsid="000f79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ndMate</text:p>
      <text:p text:style-name="P1">A social search focusing on transparency, honesty and voice.</text:p>
      <text:p text:style-name="P1"><draw:frame draw:style-name="fr1" draw:name="Image1" text:anchor-type="paragraph" svg:x="0.0563in" svg:y="0.1453in" svg:width="4.9409in" svg:height="2.1016in" draw:z-index="0"><draw:image xlink:href="Pictures/10000201000002BF0000012BC86C074DAE51D849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7:30:37.131590587</meta:creation-date>
    <dc:date>2019-05-13T17:32:31.242636728</dc:date>
    <meta:editing-duration>PT1M58S</meta:editing-duration>
    <meta:editing-cycles>1</meta:editing-cycles>
    <meta:generator>LibreOffice/5.4.0.3$MacOSX_X86_64 LibreOffice_project/7556cbc6811c9d992f4064ab9287069087d7f62c</meta:generator>
    <meta:document-statistic meta:table-count="0" meta:image-count="1" meta:object-count="0" meta:page-count="1" meta:paragraph-count="2" meta:word-count="10" meta:character-count="69" meta:non-whitespace-character-count="61"/>
  </office:meta>
</office:document-meta>
</file>